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484cm" style:rel-column-width="1408*"/>
    </style:style>
    <style:style style:name="Tabella1.B" style:family="table-column">
      <style:table-column-properties style:column-width="2.408cm" style:rel-column-width="1365*"/>
    </style:style>
    <style:style style:name="Tabella1.C" style:family="table-column">
      <style:table-column-properties style:column-width="6.301cm" style:rel-column-width="3572*"/>
    </style:style>
    <style:style style:name="Tabella1.D" style:family="table-column">
      <style:table-column-properties style:column-width="1.295cm" style:rel-column-width="734*"/>
    </style:style>
    <style:style style:name="Tabella1.E" style:family="table-column">
      <style:table-column-properties style:column-width="1.533cm" style:rel-column-width="869*"/>
    </style:style>
    <style:style style:name="Tabella1.H" style:family="table-column">
      <style:table-column-properties style:column-width="1.296cm" style:rel-column-width="735*"/>
    </style:style>
    <style:style style:name="Tabella1.I" style:family="table-column">
      <style:table-column-properties style:column-width="0.503cm" style:rel-column-width="285*"/>
    </style:style>
    <style:style style:name="Tabella1.J" style:family="table-column">
      <style:table-column-properties style:column-width="3.016cm" style:rel-column-width="1710*"/>
    </style:style>
    <style:style style:name="Tabella1.L" style:family="table-column">
      <style:table-column-properties style:column-width="3.096cm" style:rel-column-width="1755*"/>
    </style:style>
    <style:style style:name="Tabella1.M" style:family="table-column">
      <style:table-column-properties style:column-width="2.2cm" style:rel-column-width="1247*"/>
    </style:style>
    <style:style style:name="Tabel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M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dotted #000000"/>
    </style:style>
    <style:style style:name="Tabella1.D3" style:family="table-cell">
      <style:table-cell-properties style:vertical-align="middle" fo:background-color="#eeeeee" fo:padding="0.097cm" fo:border-left="0.05pt solid #000000" fo:border-right="none" fo:border-top="none" fo:border-bottom="0.05pt dotte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none" fo:border-top="none" fo:border-bottom="0.05pt dotted #000000"/>
    </style:style>
    <style:style style:name="Tabella1.F3" style:family="table-cell">
      <style:table-cell-properties fo:padding="0.097cm" fo:border-left="0.05pt solid #000000" fo:border-right="none" fo:border-top="none" fo:border-bottom="0.05pt dotted #000000"/>
    </style:style>
    <style:style style:name="Tabella1.G3" style:family="table-cell">
      <style:table-cell-properties fo:padding="0.097cm" fo:border-left="0.05pt solid #000000" fo:border-right="none" fo:border-top="none" fo:border-bottom="0.05pt dotted #000000"/>
    </style:style>
    <style:style style:name="Tabella1.I3" style:family="table-cell">
      <style:table-cell-properties fo:padding="0.097cm" fo:border-left="0.05pt solid #000000" fo:border-right="none" fo:border-top="none" fo:border-bottom="0.05pt dotted #000000"/>
    </style:style>
    <style:style style:name="Tabella1.J3" style:family="table-cell">
      <style:table-cell-properties fo:padding="0.097cm" fo:border-left="0.05pt solid #000000" fo:border-right="none" fo:border-top="none" fo:border-bottom="0.05pt dotted #000000"/>
    </style:style>
    <style:style style:name="Tabella1.K3" style:family="table-cell">
      <style:table-cell-properties fo:padding="0.097cm" fo:border-left="0.05pt solid #000000" fo:border-right="none" fo:border-top="none" fo:border-bottom="0.05pt dotted #000000"/>
    </style:style>
    <style:style style:name="Tabella1.L3" style:family="table-cell">
      <style:table-cell-properties fo:padding="0.097cm" fo:border-left="0.05pt solid #000000" fo:border-right="none" fo:border-top="none" fo:border-bottom="0.05pt dotted #000000"/>
    </style:style>
    <style:style style:name="Tabella1.M3" style:family="table-cell">
      <style:table-cell-properties fo:padding="0.097cm" fo:border-left="0.05pt solid #000000" fo:border-right="0.05pt solid #000000" fo:border-top="none" fo:border-bottom="0.05pt dotte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L4" style:family="table-cell">
      <style:table-cell-properties fo:padding="0.097cm" fo:border-left="0.05pt solid #000000" fo:border-right="none" fo:border-top="none" fo:border-bottom="0.05pt solid #000000"/>
    </style:style>
    <style:style style:name="Tabella1.M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2fc02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24d671e" officeooo:paragraph-rsid="024d671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2353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5e9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b30e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9309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02a3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8b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ce1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d671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af2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4e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5231b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240f889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bold" officeooo:rsid="01e67240" officeooo:paragraph-rsid="022fc0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italic" style:text-underline-style="none" fo:font-weight="normal" officeooo:rsid="01e67240" officeooo:paragraph-rsid="02393095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Bitstream Vera Sans Mono" fo:font-size="7pt" fo:font-style="normal" style:text-underline-style="none" fo:font-weight="normal" officeooo:rsid="01e67240" officeooo:paragraph-rsid="024b954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2fc021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393095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23af2fb" officeooo:paragraph-rsid="023af2fb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ce1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55ad9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officeooo:rsid="0245827f"/>
    </style:style>
    <style:style style:name="T2" style:family="text">
      <style:text-properties style:font-name="Ubuntu Light"/>
    </style:style>
    <style:style style:name="T3" style:family="text">
      <style:text-properties officeooo:rsid="0253641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3"/>
        <table:table-column table:style-name="Tabella1.H"/>
        <table:table-column table:style-name="Tabella1.I"/>
        <table:table-column table:style-name="Tabella1.J"/>
        <table:table-column table:style-name="Tabella1.I"/>
        <table:table-column table:style-name="Tabella1.L"/>
        <table:table-column table:style-name="Tabella1.M"/>
        <table:table-header-rows>
          <table:table-row>
            <table:table-cell table:style-name="Tabella1.A1" office:value-type="string">
              <text:p text:style-name="P22">Codice</text:p>
            </table:table-cell>
            <table:table-cell table:style-name="Tabella1.A1" office:value-type="string">
              <text:p text:style-name="P24">Etichetta</text:p>
            </table:table-cell>
            <table:table-cell table:style-name="Tabella1.A1" office:value-type="string">
              <text:p text:style-name="P23">Partner</text:p>
            </table:table-cell>
            <table:table-cell table:style-name="Tabella1.A1" table:number-columns-spanned="4" office:value-type="string">
              <text:p text:style-name="P22">Descrizioni</text:p>
            </table:table-cell>
            <table:covered-table-cell/>
            <table:covered-table-cell/>
            <table:covered-table-cell/>
            <table:table-cell table:style-name="Tabella1.A1" office:value-type="string">
              <text:p text:style-name="P22">Q x</text:p>
            </table:table-cell>
            <table:table-cell table:style-name="Tabella1.A1" table:number-columns-spanned="2" office:value-type="string">
              <text:p text:style-name="P22">EAN <text:span text:style-name="T1">13</text:span></text:p>
            </table:table-cell>
            <table:covered-table-cell/>
            <table:table-cell table:style-name="Tabella1.A1" table:number-columns-spanned="2" office:value-type="string">
              <text:p text:style-name="P22">EAN 8</text:p>
            </table:table-cell>
            <table:covered-table-cell/>
            <table:table-cell table:style-name="Tabella1.M1" office:value-type="string">
              <text:p text:style-name="P22">Produzione</text:p>
            </table:table-cell>
          </table:table-row>
        </table:table-header-rows>
        <table:table-row>
          <table:table-cell table:style-name="Tabella1.A2" table:number-columns-spanned="13" office:value-type="string">
            <text:p text:style-name="P18"><text:placeholder text:placeholder-type="text">&lt;for each="job in o.label_job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rows-spanned="2" office:value-type="string">
            <text:p text:style-name="P20"><text:placeholder text:placeholder-type="text">&lt;job.record_data_code&gt;</text:placeholder><text:span text:style-name="T2"><text:placeholder text:placeholder-type="text">&lt;if test="not job.record_data_code"&gt;</text:placeholder></text:span><text:span text:style-name="T2"><draw:frame draw:style-name="fr1" draw:name="Immagine6" text:anchor-type="as-char" svg:width="0.4cm" svg:height="0.379cm" draw:z-index="10"><draw:image xlink:href="Pictures/100000000000001C0000001BBB15A4D6.jpg" xlink:type="simple" xlink:show="embed" xlink:actuate="onLoad"/></draw:frame></text:span><text:span text:style-name="T2"><text:placeholder text:placeholder-type="text">&lt;/if&gt;</text:placeholder></text:span></text:p>
          </table:table-cell>
          <table:table-cell table:style-name="Tabella1.A3" table:number-rows-spanned="2" office:value-type="string">
            <text:p text:style-name="P14"><text:placeholder text:placeholder-type="text">&lt;'DESTINAZIONE' if job.order_id.destination_partner_id and job.order_id.destination_partner_id.has_custom_label else ('CLIENTE' if job.order_id.partner_id.has_custom_label else 'MAGAZZINO')&gt;</text:placeholder></text:p>
          </table:table-cell>
          <table:table-cell table:style-name="Tabella1.C3" office:value-type="string">
            <text:p text:style-name="P9"><text:placeholder text:placeholder-type="text">&lt;job.order_id.partner_id.name&gt;</text:placeholder></text:p>
          </table:table-cell>
          <table:table-cell table:style-name="Tabella1.D3" office:value-type="string">
            <text:p text:style-name="P4">TEL</text:p>
          </table:table-cell>
          <table:table-cell table:style-name="Tabella1.E3" office:value-type="string">
            <text:p text:style-name="P13"><text:placeholder text:placeholder-type="text">&lt;job.product_id.label_frame&gt;</text:placeholder><text:placeholder text:placeholder-type="text">&lt;if test="not job.product_id.label_frame"&gt;</text:placeholder><draw:frame draw:style-name="fr1" draw:name="Immagine4" text:anchor-type="as-char" svg:width="0.4cm" svg:height="0.379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3" office:value-type="string">
            <text:p text:style-name="P12"><text:placeholder text:placeholder-type="text">&lt;get_field_lang(job.product_id.id, 'label_frame')&gt;</text:placeholder><text:placeholder text:placeholder-type="text">&lt;if test="not get_field_lang(job.product_id.id, 'label_frame')"&gt;</text:placeholder><draw:frame draw:style-name="fr1" draw:name="Immagine7" text:anchor-type="as-char" svg:width="0.4cm" svg:height="0.379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G3" office:value-type="string">
            <text:p text:style-name="P26"><text:placeholder text:placeholder-type="text">&lt;get_field_lang(job.product_id.id, 'label_frame', 'fr_FR')&gt;</text:placeholder><text:placeholder text:placeholder-type="text">&lt;if test="not get_field_lang(job.product_id.id, 'label_frame', 'fr_FR')"&gt;</text:placeholder><draw:frame draw:style-name="fr1" draw:name="Immagine10" text:anchor-type="as-char" svg:width="0.4cm" svg:height="0.379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A3" office:value-type="string">
            <text:p text:style-name="P15"><text:span text:style-name="T3">Sc. </text:span><text:placeholder text:placeholder-type="text">&lt;int(job.record_data_q_x_pack or '0')&gt;</text:placeholder><text:placeholder text:placeholder-type="text">&lt;if test="not job.record_data_q_x_pack"&gt;</text:placeholder><draw:frame draw:style-name="fr1" draw:name="Immagine2" text:anchor-type="as-char" svg:width="0.4cm" svg:height="0.379cm" draw:z-index="4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I3" office:value-type="string">
            <text:p text:style-name="P10"/>
          </table:table-cell>
          <table:table-cell table:style-name="Tabella1.J3" office:value-type="string">
            <text:p text:style-name="P11"><text:placeholder text:placeholder-type="text">&lt;job.record_data_ean13&gt;</text:placeholder><text:placeholder text:placeholder-type="text">&lt;if test="not job.record_data_ean13"&gt;</text:placeholder><draw:frame draw:style-name="fr1" draw:name="Immagine3" text:anchor-type="as-char" svg:width="0.4cm" svg:height="0.379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K3" office:value-type="string">
            <text:p text:style-name="P10"/>
          </table:table-cell>
          <table:table-cell table:style-name="Tabella1.L3" office:value-type="string">
            <text:p text:style-name="P5"><text:placeholder text:placeholder-type="text">&lt;job.record_data_ean8&gt;</text:placeholder></text:p>
          </table:table-cell>
          <table:table-cell table:style-name="Tabella1.M3" office:value-type="string">
            <text:p text:style-name="P10"><text:placeholder text:placeholder-type="text">&lt;job.record_data_line&gt;</text:placeholder></text:p>
          </table:table-cell>
        </table:table-row>
        <table:table-row>
          <table:covered-table-cell/>
          <table:covered-table-cell/>
          <table:table-cell table:style-name="Tabella1.C4" office:value-type="string">
            <text:p text:style-name="P19"><text:placeholder text:placeholder-type="text">&lt;job.order_id.destination_partner_id.name&gt;</text:placeholder></text:p>
          </table:table-cell>
          <table:table-cell table:style-name="Tabella1.D4" office:value-type="string">
            <text:p text:style-name="P4">COL</text:p>
          </table:table-cell>
          <table:table-cell table:style-name="Tabella1.E4" office:value-type="string">
            <text:p text:style-name="P8"><text:placeholder text:placeholder-type="text">&lt;job.product_id.label_fabric_color&gt;</text:placeholder><text:placeholder text:placeholder-type="text">&lt;if test="not job.product_id.label_fabric_color"&gt;</text:placeholder><draw:frame draw:style-name="fr1" draw:name="Immagine5" text:anchor-type="as-char" svg:width="0.4cm" svg:height="0.379cm" draw:z-index="6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4" office:value-type="string">
            <text:p text:style-name="P12"><text:placeholder text:placeholder-type="text">&lt;get_field_lang(job.product_id.id, 'label_fabric_color')&gt;</text:placeholder><text:placeholder text:placeholder-type="text">&lt;if test="not get_field_lang(job.product_id.id, 'label_fabric_color')"&gt;</text:placeholder><draw:frame draw:style-name="fr1" draw:name="Immagine8" text:anchor-type="as-char" svg:width="0.4cm" svg:height="0.379cm" draw:z-index="7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G4" office:value-type="string">
            <text:p text:style-name="P12"><text:placeholder text:placeholder-type="text">&lt;get_field_lang(job.product_id.id, 'label_fabric_color', 'fr_FR')&gt;</text:placeholder><text:placeholder text:placeholder-type="text">&lt;if test="not get_field_lang(job.product_id.id, 'label_fabric_color', 'fr_FR')"&gt;</text:placeholder><draw:frame draw:style-name="fr1" draw:name="Immagine11" text:anchor-type="as-char" svg:width="0.4cm" svg:height="0.379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A3" office:value-type="string">
            <text:p text:style-name="P16"><text:span text:style-name="T3">P. </text:span><text:placeholder text:placeholder-type="text">&lt;job.product_id.q_x_pallet or job.product_id.item_per_pallet&gt;</text:placeholder><text:placeholder text:placeholder-type="text">&lt;if test="not (job.product_id.q_x_pallet or job.product_id.item_per_pallet)"&gt;</text:placeholder><draw:frame draw:style-name="fr1" draw:name="Immagine9" text:anchor-type="as-char" svg:width="0.4cm" svg:height="0.379cm" draw:z-index="8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I4" office:value-type="string">
            <text:p text:style-name="P17">S</text:p>
          </table:table-cell>
          <table:table-cell table:style-name="Tabella1.J4" office:value-type="string">
            <text:p text:style-name="P7"><text:placeholder text:placeholder-type="text">&lt;job.record_data_ean13_mono&gt;</text:placeholder><text:placeholder text:placeholder-type="text">&lt;if test="job.record_data_q_x_pack &gt; 1 and not job.record_data_ean13_mono"&gt;</text:placeholder><draw:frame draw:style-name="fr1" draw:name="Immagine1" text:anchor-type="as-char" svg:width="0.4cm" svg:height="0.379cm" draw:z-index="9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K4" office:value-type="string">
            <text:p text:style-name="P17">S</text:p>
          </table:table-cell>
          <table:table-cell table:style-name="Tabella1.L4" office:value-type="string">
            <text:p text:style-name="P5"><text:placeholder text:placeholder-type="text">&lt;job.record_data_ean8_mono&gt;</text:placeholder></text:p>
          </table:table-cell>
          <table:table-cell table:style-name="Tabella1.M4" office:value-type="string">
            <text:p text:style-name="P6"><text:placeholder text:placeholder-type="text">&lt;job.record_data_period&gt;</text:placeholder></text:p>
          </table:table-cell>
        </table:table-row>
        <table:table-row>
          <table:table-cell table:style-name="Tabella1.A5" table:number-columns-spanned="1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19.001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ext:p text:style-name="MP1">CONTROLLO ETICHETTE PRE STAMPA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11-06T09:41:07.002537344</dc:date>
    <meta:editing-duration>P7DT2H50M7S</meta:editing-duration>
    <meta:editing-cycles>1097</meta:editing-cycles>
    <meta:generator>LibreOffice/4.3.3.2$Linux_X86_64 LibreOffice_project/430m0$Build-2</meta:generator>
    <dc:creator>thebrush </dc:creator>
    <meta:document-statistic meta:table-count="2" meta:image-count="11" meta:object-count="0" meta:page-count="1" meta:paragraph-count="35" meta:word-count="99" meta:character-count="1661" meta:non-whitespace-character-count="1597"/>
    <meta:user-defined meta:name="Info 1"/>
    <meta:user-defined meta:name="Info 2"/>
    <meta:user-defined meta:name="Info 3"/>
    <meta:user-defined meta:name="Info 4"/>
  </office:meta>
</office:document-meta>
</file>